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style:font-size-asian="12pt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Courier New" style:font-name-complex="Courier New1"/>
    </style:style>
    <style:style style:name="P3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/>
    </style:style>
    <style:style style:name="P4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/>
      <style:text-properties style:font-name="Courier New" style:font-name-complex="Courier New1"/>
    </style:style>
    <style:style style:name="P5" style:family="paragraph" style:parent-style-name="Standard">
      <style:paragraph-properties fo:margin-left="0.5in" fo:margin-right="0in" fo:margin-top="0in" fo:margin-bottom="0.0417in" style:contextual-spacing="false" fo:line-height="100%" fo:text-indent="0in" style:auto-text-indent="false"/>
    </style:style>
    <style:style style:name="P6" style:family="paragraph" style:parent-style-name="Standard">
      <style:paragraph-properties fo:margin-left="0.5in" fo:margin-right="0in" fo:margin-top="0in" fo:margin-bottom="0.0417in" style:contextual-spacing="false" fo:line-height="100%" fo:text-indent="0in" style:auto-text-indent="false"/>
      <style:text-properties style:font-name="Courier New" style:font-name-complex="Courier New1"/>
    </style:style>
    <style:style style:name="P7" style:family="paragraph" style:parent-style-name="Standard">
      <style:paragraph-properties fo:margin-left="1in" fo:margin-right="0in" fo:margin-top="0in" fo:margin-bottom="0in" style:contextual-spacing="false" fo:line-height="100%" fo:text-indent="0in" style:auto-text-indent="false"/>
    </style:style>
    <style:style style:name="P8" style:family="paragraph" style:parent-style-name="Standard">
      <style:paragraph-properties fo:margin-left="1in" fo:margin-right="0in" fo:margin-top="0in" fo:margin-bottom="0in" style:contextual-spacing="false" fo:line-height="100%" fo:text-indent="0.5in" style:auto-text-indent="fals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margin-top="0in" fo:margin-bottom="0.0417in" style:contextual-spacing="false" fo:line-height="100%"/>
    </style:style>
    <style:style style:name="P11" style:family="paragraph" style:parent-style-name="Standard">
      <style:paragraph-properties fo:margin-left="0.5in" fo:margin-right="0in" fo:margin-top="0in" fo:margin-bottom="0.0417in" style:contextual-spacing="false" fo:line-height="100%" fo:text-indent="0.5in" style:auto-text-indent="false"/>
      <style:text-properties style:font-name="Courier New" style:font-name-complex="Courier New1"/>
    </style:style>
    <style:style style:name="P12" style:family="paragraph" style:parent-style-name="Standard">
      <style:paragraph-properties fo:margin-left="0.5in" fo:margin-right="0in" fo:margin-top="0in" fo:margin-bottom="0.0417in" style:contextual-spacing="false" fo:line-height="100%" fo:text-indent="0.5in" style:auto-text-indent="false"/>
    </style:style>
    <style:style style:name="P13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style:text-underline-style="solid" style:text-underline-width="auto" style:text-underline-color="font-color" style:font-size-asian="12pt"/>
    </style:style>
    <style:style style:name="T2" style:family="text">
      <style:text-properties style:font-name="Courier New" style:font-name-complex="Courier New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Time C Code</text:span></text:p>
      <text:p text:style-name="P2"/>
      <text:p text:style-name="P3"><text:span text:style-name="T2">#include &lt;stdio.h&gt;</text:span></text:p>
      <text:p text:style-name="P3"><text:span text:style-name="T2">#include &lt;time.h&gt;</text:span></text:p>
      <text:p text:style-name="P4"/>
      <text:p text:style-name="P3"><text:span text:style-name="T2">int main ()</text:span></text:p>
      <text:p text:style-name="P3"><text:span text:style-name="T2">{</text:span></text:p>
      <text:p text:style-name="P3"><text:span text:style-name="T2"><text:tab/>clock_t begin = clock();</text:span></text:p>
      <text:p text:style-name="P4"/>
      <text:p text:style-name="P3"><text:span text:style-name="T2"><text:tab/>// some time consuming operation </text:span></text:p>
      <text:p text:style-name="P4"/>
      <text:p text:style-name="P3"><text:span text:style-name="T2"><text:tab/>clock_t end = clock();</text:span></text:p>
      <text:p text:style-name="P4"/>
      <text:p text:style-name="P7"><text:span text:style-name="T2">printf("Time used: %lf%s\n",(double)(end-begin)/CLOCKS_PER_SEC, " <text:s/></text:span></text:p>
      <text:p text:style-name="P8"><text:span text:style-name="T2"><text:s text:c="2"/>Second");</text:span></text:p>
      <text:p text:style-name="P4"/>
      <text:p text:style-name="P3"><text:span text:style-name="T2"><text:tab/>return 0;</text:span></text:p>
      <text:p text:style-name="P3"><text:span text:style-name="T2">}</text:span></text:p>
      <text:p text:style-name="P2"/>
      <text:p text:style-name="P2"/>
      <text:p text:style-name="Standard"><text:span text:style-name="T1">Other Timing Functions</text:span></text:p>
      <text:p text:style-name="P2"/>
      <text:p text:style-name="P3"><text:span text:style-name="T2">time_t time (time_t *p)</text:span></text:p>
      <text:p text:style-name="P4"/>
      <text:p text:style-name="P3"><text:span text:style-name="T2">double difftime (time_t t2, time_t t1)</text:span></text:p>
      <text:p text:style-name="Standard"/>
      <text:p text:style-name="Standard"><text:span text:style-name="T1">Random Number Functions</text:span></text:p>
      <text:p text:style-name="P4"/>
      <text:p text:style-name="P3"><text:span text:style-name="T2">#include &lt;stdio.h&gt;</text:span></text:p>
      <text:p text:style-name="P3"><text:span text:style-name="T2">#include &lt;time.h&gt;</text:span></text:p>
      <text:p text:style-name="P4"/>
      <text:p text:style-name="P3"><text:span text:style-name="T2">int main ()</text:span></text:p>
      <text:p text:style-name="P3"><text:span text:style-name="T2">{</text:span></text:p>
      <text:p text:style-name="P3"><text:span text:style-name="T2"><text:tab/>int num, i; </text:span></text:p>
      <text:p text:style-name="P4"/>
      <text:p text:style-name="P3"><text:span text:style-name="T2"><text:tab/>srand (time(NULL)); </text:span></text:p>
      <text:p text:style-name="P4"/>
      <text:p text:style-name="P3"><text:span text:style-name="T2"><text:tab/>for (i=0; i&lt;100; i++)</text:span></text:p>
      <text:p text:style-name="P8"><text:span text:style-name="T2">printf("%d",rand()%100);</text:span></text:p>
      <text:p text:style-name="P4"/>
      <text:p text:style-name="P3"><text:span text:style-name="T2"><text:tab/>return 0;</text:span></text:p>
      <text:p text:style-name="P3"><text:span text:style-name="T2">}</text:span></text:p>
      <text:p text:style-name="Standard"><text:tab/></text:p>
      <text:p text:style-name="Standard"/>
      <text:p text:style-name="P9"><text:span text:style-name="T1">Dynamically Allocated Arrays</text:span></text:p>
      <text:p text:style-name="P1"/>
      <text:p text:style-name="P5"><text:span text:style-name="T2">#include &lt;stdio.h&gt;</text:span></text:p>
      <text:p text:style-name="P5"><text:span text:style-name="T2">#include &lt;stdlib.h&gt;</text:span></text:p>
      <text:p text:style-name="P6"/>
      <text:p text:style-name="P5"><text:span text:style-name="T2">int main () </text:span></text:p>
      <text:p text:style-name="P5"><text:span text:style-name="T2">{</text:span></text:p>
      <text:p text:style-name="P5"><text:span text:style-name="T2"><text:tab/>const MaxSize = 30;</text:span></text:p>
      <text:p text:style-name="P11"/>
      <text:p text:style-name="P12"><text:span text:style-name="T2">int i;</text:span></text:p>
      <text:p text:style-name="P12"><text:span text:style-name="T2">float</text:span><text:bookmark text:name="_GoBack"/><text:span text:style-name="T2"> *p;</text:span></text:p>
      <text:p text:style-name="P6"/>
      <text:p text:style-name="P5"><text:span text:style-name="T2"><text:tab/>float * list;</text:span></text:p>
      <text:p text:style-name="P5"><text:span text:style-name="T2"><text:tab/>list = (float*) malloc (MaxSize * sizeof (float));</text:span></text:p>
      <text:p text:style-name="P5"><text:span text:style-name="T2"><text:tab/>// or list = (float*) calloc (MaxSize, sizeof (float));</text:span></text:p>
      <text:p text:style-name="P6"/>
      <text:p text:style-name="P5"><text:span text:style-name="T2"><text:tab/>if ( list == NULL )</text:span></text:p>
      <text:p text:style-name="P5"><text:span text:style-name="T2"><text:tab/>{</text:span></text:p>
      <text:p text:style-name="P5"><text:span text:style-name="T2"><text:tab/><text:tab/>// ran out of memory</text:span></text:p>
      <text:p text:style-name="P5"><text:span text:style-name="T2"><text:tab/><text:tab/>exit (1);</text:span></text:p>
      <text:p text:style-name="P5"><text:span text:style-name="T2"><text:tab/>}</text:span></text:p>
      <text:p text:style-name="P5"><text:span text:style-name="T2"><text:tab/></text:span></text:p>
      <text:p text:style-name="P5"><text:span text:style-name="T2"><text:tab/>for ( i = 0; i &lt; MaxSize; i++ )</text:span></text:p>
      <text:p text:style-name="P5"><text:span text:style-name="T2"><text:tab/><text:tab/>list[i] = 0;</text:span></text:p>
      <text:p text:style-name="P6"/>
      <text:p text:style-name="P5"><text:span text:style-name="T2"><text:tab/>for ( i = 0; i &lt; MaxSize; i++ )</text:span></text:p>
      <text:p text:style-name="P5"><text:span text:style-name="T2"><text:tab/><text:tab/>*(p+i) = 2 * i;</text:span></text:p>
      <text:p text:style-name="P6"/>
      <text:p text:style-name="P5"><text:span text:style-name="T2"><text:tab/>for ( p = list; p &lt; list+MaxSize; p++)</text:span></text:p>
      <text:p text:style-name="P5"><text:span text:style-name="T2"><text:tab/><text:tab/>if ( p &lt; list+MaxSize/2 &amp;&amp; *p == *(p+1) )</text:span></text:p>
      <text:p text:style-name="P5"><text:span text:style-name="T2"><text:tab/><text:tab/><text:tab/>*p = *p + 10;</text:span></text:p>
      <text:p text:style-name="P6"/>
      <text:p text:style-name="P5"><text:span text:style-name="T2"><text:tab/>free(list);</text:span></text:p>
      <text:p text:style-name="P6"/>
      <text:p text:style-name="P5"><text:span text:style-name="T2"><text:tab/>return 0;</text:span></text:p>
      <text:p text:style-name="P5"><text:span text:style-name="T2">}</text:span></text:p>
      <text:p text:style-name="P1"/>
      <text:p text:style-name="P9"><text:span text:style-name="T1">Functions with Arrays as Parameters</text:span></text:p>
      <text:p text:style-name="P5"><text:span text:style-name="T2">#include &lt;stdio.h&gt;</text:span></text:p>
      <text:p text:style-name="P6"/>
      <text:p text:style-name="P5"><text:span text:style-name="T2">#define MaxSize 100</text:span></text:p>
      <text:p text:style-name="P6"/>
      <text:p text:style-name="P5"><text:span text:style-name="T2">void LoadScores (int list[], int* size);</text:span></text:p>
      <text:p text:style-name="P5"><text:span text:style-name="T2">void PrintScores (int list[], int size);</text:span></text:p>
      <text:p text:style-name="P5"><text:span text:style-name="T2">int LinearSearch (int list[], int size, int key);</text:span></text:p>
      <text:p text:style-name="P5"><text:span text:style-name="T2">void SelectionSort (int list[], int size);</text:span></text:p>
      <text:p text:style-name="P6"/>
      <text:p text:style-name="P5"><text:span text:style-name="T2">int main ()</text:span></text:p>
      <text:p text:style-name="P5"><text:span text:style-name="T2">{</text:span></text:p>
      <text:p text:style-name="P5"><text:span text:style-name="T2"><text:tab/>int scoreList[MaxSize];</text:span></text:p>
      <text:p text:style-name="P5"><text:span text:style-name="T2"><text:tab/>int numOfStudents = 0, searchKey, pos;</text:span></text:p>
      <text:p text:style-name="P6"/>
      <text:p text:style-name="P5"><text:span text:style-name="T2"><text:tab/>LoadScores (scoreList, &amp;numOfStudents);</text:span></text:p>
      <text:p text:style-name="P5"><text:span text:style-name="T2"><text:tab/>PrintScores (scoreList, numOfStudents);</text:span></text:p>
      <text:p text:style-name="P6"/>
      <text:p text:style-name="P5"><text:span text:style-name="T2"><text:tab/>printf ("\nEnter an integer search key: ");</text:span></text:p>
      <text:p text:style-name="P5"><text:span text:style-name="T2"><text:tab/>scanf ("%d", &amp;searchKey);</text:span></text:p>
      <text:p text:style-name="P5"><text:span text:style-name="T2"><text:tab/>pos = LinearSearch (scoreList, numOfStudents, searchKey);</text:span></text:p>
      <text:p text:style-name="P5"><text:span text:style-name="T2"><text:tab/>if ( pos != -1 )</text:span></text:p>
      <text:p text:style-name="P5"><text:span text:style-name="T2"><text:tab/><text:tab/>printf ("\tFound value at position %d\n", pos);</text:span></text:p>
      <text:p text:style-name="P5"><text:span text:style-name="T2"><text:tab/>else</text:span></text:p>
      <text:p text:style-name="P5"><text:span text:style-name="T2"><text:tab/><text:tab/>printf ("\tValue not found\n");</text:span></text:p>
      <text:p text:style-name="P6"/>
      <text:p text:style-name="P5"><text:span text:style-name="T2"><text:tab/>SelectionSort (scoreList, numOfStudents);</text:span></text:p>
      <text:p text:style-name="P5"><text:span text:style-name="T2"><text:tab/>PrintScores (scoreList, numOfStudents);</text:span></text:p>
      <text:p text:style-name="P6"/>
      <text:p text:style-name="P5"><text:span text:style-name="T2"><text:tab/>return 0;</text:span></text:p>
      <text:p text:style-name="P5"><text:span text:style-name="T2">}</text:span></text:p>
      <text:p text:style-name="P6"/>
      <text:p text:style-name="P5"><text:span text:style-name="T2">void LoadScores (int list[], int* size)</text:span></text:p>
      <text:p text:style-name="P5"><text:span text:style-name="T2">{</text:span></text:p>
      <text:p text:style-name="P5"><text:span text:style-name="T2"><text:tab/>int elem;</text:span></text:p>
      <text:p text:style-name="P6"/>
      <text:p text:style-name="P5"><text:span text:style-name="T2"><text:tab/>printf ("Enter a score (-1 to end): ");</text:span></text:p>
      <text:p text:style-name="P5"><text:span text:style-name="T2"><text:tab/>scanf ("%d", &amp;elem);</text:span></text:p>
      <text:p text:style-name="P5"><text:span text:style-name="T2"><text:tab/>while ( elem != -1 )</text:span></text:p>
      <text:p text:style-name="P5"><text:span text:style-name="T2"><text:tab/>{</text:span></text:p>
      <text:p text:style-name="P5"><text:span text:style-name="T2"><text:tab/><text:tab/>list[*size] = elem;</text:span></text:p>
      <text:p text:style-name="P5"><text:soft-page-break/><text:span text:style-name="T2"><text:tab/><text:tab/>(*size) ++;</text:span></text:p>
      <text:p text:style-name="P5"><text:span text:style-name="T2"><text:tab/><text:tab/>printf ("Enter a score (-1 to end): ");</text:span></text:p>
      <text:p text:style-name="P5"><text:span text:style-name="T2"><text:tab/><text:tab/>scanf ("%d", &amp;elem);</text:span></text:p>
      <text:p text:style-name="P5"><text:span text:style-name="T2"><text:tab/>}</text:span></text:p>
      <text:p text:style-name="P5"><text:span text:style-name="T2">}</text:span></text:p>
      <text:p text:style-name="P6"/>
      <text:p text:style-name="P5"><text:span text:style-name="T2">void PrintScores (int list[], int size)</text:span></text:p>
      <text:p text:style-name="P5"><text:span text:style-name="T2">{</text:span></text:p>
      <text:p text:style-name="P5"><text:span text:style-name="T2"><text:tab/>int i = 0;</text:span></text:p>
      <text:p text:style-name="P6"/>
      <text:p text:style-name="P5"><text:span text:style-name="T2"><text:tab/>printf ("\nScores in the list are ");</text:span></text:p>
      <text:p text:style-name="P5"><text:span text:style-name="T2"><text:tab/>for (i = 0; i &lt; size; i++)</text:span></text:p>
      <text:p text:style-name="P5"><text:span text:style-name="T2"><text:tab/><text:tab/>printf ("%d%s", list[i], " <text:s/>");</text:span></text:p>
      <text:p text:style-name="P5"><text:span text:style-name="T2"><text:tab/>printf ("\n\n");</text:span></text:p>
      <text:p text:style-name="P5"><text:span text:style-name="T2">}</text:span></text:p>
      <text:p text:style-name="P6"/>
      <text:p text:style-name="P5"><text:span text:style-name="T2">int LinearSearch (int list[], int size, int key)</text:span></text:p>
      <text:p text:style-name="P5"><text:span text:style-name="T2">{</text:span></text:p>
      <text:p text:style-name="P5"><text:span text:style-name="T2"><text:tab/>int i;</text:span></text:p>
      <text:p text:style-name="P6"/>
      <text:p text:style-name="P5"><text:span text:style-name="T2"><text:tab/>for (i = 0; i &lt; size; i++)</text:span></text:p>
      <text:p text:style-name="P5"><text:span text:style-name="T2"><text:tab/><text:tab/>if ( list[i] == key )</text:span></text:p>
      <text:p text:style-name="P5"><text:span text:style-name="T2"><text:tab/><text:tab/> <text:s text:c="2"/>return i;</text:span></text:p>
      <text:p text:style-name="P6"/>
      <text:p text:style-name="P5"><text:span text:style-name="T2"><text:tab/>return -1;</text:span></text:p>
      <text:p text:style-name="P5"><text:span text:style-name="T2">}</text:span></text:p>
      <text:p text:style-name="P6"/>
      <text:p text:style-name="P5"><text:span text:style-name="T2">void SelectionSort (int list[], int size)</text:span></text:p>
      <text:p text:style-name="P5"><text:span text:style-name="T2">{</text:span></text:p>
      <text:p text:style-name="P5"><text:span text:style-name="T2"><text:tab/>int i, j, small, temp;</text:span></text:p>
      <text:p text:style-name="P6"/>
      <text:p text:style-name="P5"><text:span text:style-name="T2"><text:tab/>for (i = 0; i &lt; size-1; i++)</text:span></text:p>
      <text:p text:style-name="P5"><text:span text:style-name="T2"><text:tab/>{</text:span></text:p>
      <text:p text:style-name="P5"><text:span text:style-name="T2"><text:tab/><text:tab/>small = i;</text:span></text:p>
      <text:p text:style-name="P5"><text:span text:style-name="T2"><text:tab/><text:tab/>for (j = i+1; j &lt; size; j++)</text:span></text:p>
      <text:p text:style-name="P5"><text:span text:style-name="T2"><text:tab/><text:tab/><text:tab/>if ( list[j] &lt; list[small] )</text:span></text:p>
      <text:p text:style-name="P5"><text:span text:style-name="T2"><text:tab/><text:tab/><text:tab/><text:tab/>small = j;</text:span></text:p>
      <text:p text:style-name="P5"><text:span text:style-name="T2"><text:tab/><text:tab/>temp = list[small];</text:span></text:p>
      <text:p text:style-name="P5"><text:span text:style-name="T2"><text:tab/><text:tab/>list[small] = list[i];</text:span></text:p>
      <text:p text:style-name="P5"><text:span text:style-name="T2"><text:tab/><text:tab/>list[i] = temp;</text:span></text:p>
      <text:p text:style-name="P5"><text:span text:style-name="T2"><text:tab/>}</text:span></text:p>
      <text:p text:style-name="P10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75in" fo:margin-right="0.7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nglei Tao</meta:initial-creator>
    <dc:creator>taoy</dc:creator>
    <meta:editing-cycles>7</meta:editing-cycles>
    <meta:creation-date>2013-01-23T14:35:00</meta:creation-date>
    <dc:date>2013-01-29T20:26:00</dc:date>
    <meta:editing-duration>PT1M2S</meta:editing-duration>
    <meta:generator>LibreOffice/3.6$Linux_x86 LibreOffice_project/360m1$Build-2</meta:generator>
    <meta:document-statistic meta:table-count="0" meta:image-count="0" meta:object-count="0" meta:page-count="4" meta:paragraph-count="121" meta:word-count="437" meta:character-count="2486" meta:non-whitespace-character-count="2057"/>
    <meta:user-defined meta:name="AppVersion">14.0000</meta:user-defined>
    <meta:user-defined meta:name="Company">GVS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